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5.096cm" style:rel-column-width="19644*"/>
    </style:style>
    <style:style style:name="Table1.B" style:family="table-column">
      <style:table-column-properties style:column-width="11.904cm" style:rel-column-width="45891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1.B2" style:family="table-cell">
      <style:table-cell-properties style:vertical-align="middle"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0fe171"/>
    </style:style>
    <style:style style:name="P3" style:family="paragraph" style:parent-style-name="Table_20_Contents">
      <style:paragraph-properties fo:text-align="center" style:justify-single-word="false"/>
      <style:text-properties fo:font-size="9.5pt" style:font-size-asian="9.5pt" style:font-size-complex="9.5pt"/>
    </style:style>
    <style:style style:name="T1" style:family="text">
      <style:text-properties officeooo:rsid="000cdb4e"/>
    </style:style>
    <style:style style:name="T2" style:family="text">
      <style:text-properties officeooo:rsid="000de783"/>
    </style:style>
    <style:style style:name="T3" style:family="text">
      <style:text-properties officeooo:rsid="001036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1">유형</text:p>
          </table:table-cell>
          <table:table-cell table:style-name="Table1.B1" office:value-type="string">
            <text:p text:style-name="P1"/>
            <text:p text:style-name="P1">요구 분석 내용</text:p>
            <text:p text:style-name="P1"/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1">세부 내용</text:p>
          </table:table-cell>
        </table:table-row>
        <table:table-row table:style-name="Table1.1">
          <table:table-cell table:style-name="Table1.A3" table:number-rows-spanned="3" office:value-type="string">
            <text:p text:style-name="P1">요구사항</text:p>
          </table:table-cell>
          <table:table-cell table:style-name="Table1.B3" office:value-type="string">
            <text:p text:style-name="P1"/>
            <text:p text:style-name="P1">획득한 데이터를 가지고 <text:span text:style-name="T1">5번째 프로젝트와 유사하게 구현하기</text:span></text:p>
            <text:p text:style-name="P1"/>
          </table:table-cell>
        </table:table-row>
        <table:table-row table:style-name="Table1.1">
          <table:covered-table-cell table:style-name="Table1.A3"/>
          <table:table-cell table:style-name="Table1.B4" office:value-type="string">
            <text:p text:style-name="P1"/>
            <text:p text:style-name="P1">무슨 의도로 만드는가에 대해 확인하며 프로젝트 진행하기</text:p>
            <text:p text:style-name="P1"/>
          </table:table-cell>
        </table:table-row>
        <table:table-row table:style-name="Table1.1">
          <table:covered-table-cell table:style-name="Table1.A3"/>
          <table:table-cell table:style-name="Table1.B5" office:value-type="string">
            <text:p text:style-name="P1"/>
            <text:p text:style-name="P1">이 프로그램을 사용하는 대상의 유저 인터페이스와 사용 경험 고려하기</text:p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>필수 구현 내용</text:p>
          </table:table-cell>
          <table:table-cell table:style-name="Table1.B6" office:value-type="string">
            <text:p text:style-name="P1"/>
            <text:p text:style-name="P1">검색, 조회 내역을 히스토리로 남겨두기</text:p>
            <text:p text:style-name="P1"/>
          </table:table-cell>
        </table:table-row>
        <table:table-row table:style-name="Table1.1">
          <table:table-cell table:style-name="Table1.A3" table:number-rows-spanned="5" office:value-type="string">
            <text:p text:style-name="P1">구현 기능</text:p>
          </table:table-cell>
          <table:table-cell table:style-name="Table1.B7" office:value-type="string">
            <text:p text:style-name="P1"/>
            <text:p text:style-name="P2">성별별 범죄 통계(최대, 최소 평균) 조회</text:p>
            <text:p text:style-name="P1"/>
          </table:table-cell>
        </table:table-row>
        <table:table-row>
          <table:covered-table-cell table:style-name="Table1.A8"/>
          <table:table-cell table:style-name="Table1.B8" office:value-type="string">
            <text:p text:style-name="P1"/>
            <text:p text:style-name="P2">나이별 범죄 통계(최대, 최소, 평균) 조회</text:p>
            <text:p text:style-name="P1"/>
          </table:table-cell>
        </table:table-row>
        <table:table-row>
          <table:covered-table-cell table:style-name="Table1.A8"/>
          <table:table-cell table:style-name="Table1.B9" office:value-type="string">
            <text:p text:style-name="P1"/>
            <text:p text:style-name="P2">시간별 범죄 통계<text:span text:style-name="T2">(최대, 최소, 평균)</text:span> 조회</text:p>
            <text:p text:style-name="P1"/>
          </table:table-cell>
        </table:table-row>
        <table:table-row>
          <table:covered-table-cell table:style-name="Table1.A8"/>
          <table:table-cell table:style-name="Table1.B10" office:value-type="string">
            <text:p text:style-name="P1"/>
            <text:p text:style-name="P1">여행갈 지역을 입력한 후, 해당 지역의 범죄 통계<text:span text:style-name="T2">(최대, 최소, 평균)</text:span> 조회</text:p>
            <text:p text:style-name="P1"/>
          </table:table-cell>
        </table:table-row>
        <table:table-row>
          <table:covered-table-cell table:style-name="Table1.A11"/>
          <table:table-cell table:style-name="Table1.B11" office:value-type="string">
            <text:p text:style-name="P3"/>
            <text:p text:style-name="P3">범죄대분류를 입력한 후 성별, 나이, 지역, 시간 범죄 통계<text:span text:style-name="T3">(최대, 최소, 평균)</text:span> 조회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5:48:16.929220160</meta:creation-date>
    <dc:date>2024-05-07T17:31:23.208862635</dc:date>
    <meta:editing-duration>PT56M43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15" meta:word-count="247" meta:character-count="313" meta:non-whitespace-character-count="247"/>
  </office:meta>
</office:document-meta>
</file>